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WeightRang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WeightRange.to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ntWeightRange.valueOf( String weightRange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ontWeightRange.FontWeightRange(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WeightRange.isWithinRange(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